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name="P2" style:parent-style-name="Bibliografie" style:family="paragraph">
      <style:paragraph-properties fo:margin-left="0.5in" fo:text-indent="-0.5in">
        <style:tab-stops/>
      </style:paragraph-properties>
    </style:style>
    <style:style style:name="P3" style:parent-style-name="Standard" style:family="paragraph">
      <style:text-properties fo:language="nl" fo:country="NL"/>
    </style:style>
  </office:automatic-styles>
  <office:body>
    <office:text text:use-soft-page-breaks="true">
      <text:h text:style-name="P1" text:outline-level="1">Bibliografie</text:h>
      <text:p text:style-name="P2"/>
      <text:p text:style-name="Standaard"/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widows="2" fo:orphans="2" style:vertical-align="auto" fo:margin-top="0.1666in" fo:line-height="107%"/>
      <style:text-properties style:font-name="Calibri Light" style:font-name-asian="Times New Roman" style:font-name-complex="Times New Roman" fo:color="#2E74B5" style:letter-kerning="false" fo:font-size="16pt" style:font-size-asian="16pt" style:font-size-complex="16pt" fo:language="nl" fo:country="NL" style:language-asian="nl" style:country-asian="NL" style:language-complex="ar" style:country-complex="SA" fo:hyphenate="tru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style:letter-kerning="false" fo:font-size="16pt" style:font-size-asian="16pt" style:font-size-complex="16pt" fo:language="nl" fo:country="NL" style:language-asian="nl" style:country-asian="NL" style:language-complex="ar" style:country-complex="SA"/>
    </style:style>
    <style:style style:name="Bibliografie" style:display-name="Bibliografie" style:family="paragraph" style:parent-style-name="Standaard" style:next-style-name="Standa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chool</dc:creator>
    <meta:creation-date>2009-04-16T11:32:00Z</meta:creation-date>
    <dc:date>2016-10-24T15:44:00Z</dc:date>
    <meta:template xlink:href="Normal" xlink:type="simple"/>
    <meta:editing-cycles>3</meta:editing-cycles>
    <meta:editing-duration>PT66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" meta:character-count="19" meta:row-count="1" meta:non-whitespace-character-count="17"/>
  </office:meta>
</office:document-meta>
</file>